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ddress.setOnDblClick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ddress.setOnMouseMove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ddress.setOnMouseDown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ddress.setOnClick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ddress.addElement( String hashcode ,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ddress.removeElement( String hashc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ddress.setOnKeyUp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ddress.setLang( String la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ddress.setOnMouseOver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ddress.addElement( String hashcode , String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ddress.setOnKeyDown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ddress.addElement( String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ddress.setOnMouseUp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ddress.address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ddress.setOnKeyPress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ddress.address( span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ddress.setOnMouseOut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ddress.addre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ddress.addElement(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